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text-properties fo:font-size="14pt" style:font-size-asian="14pt" style:font-size-complex="14pt" fo:language="en" fo:country="U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P5" style:parent-style-name="Normal" style:family="paragraph">
      <style:text-properties fo:font-size="14pt" style:font-size-asian="14pt" style:font-size-complex="14pt" fo:language="en" fo:country="US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" style:parent-style-name="Normal" style:family="paragraph">
      <style:text-properties fo:font-size="14pt" style:font-size-asian="14pt" style:font-size-complex="14pt" fo:language="en" fo:country="US"/>
    </style:style>
    <style:style style:name="P8" style:parent-style-name="Normal" style:family="paragraph">
      <style:text-properties fo:font-size="14pt" style:font-size-asian="14pt" style:font-size-complex="14pt" fo:language="en" fo:country="US"/>
    </style:style>
    <style:style style:name="P9" style:parent-style-name="Normal" style:family="paragraph">
      <style:text-properties fo:font-size="14pt" style:font-size-asian="14pt" style:font-size-complex="14pt" fo:language="en" fo:country="US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14" style:parent-style-name="DefaultParagraphFont" style:family="text">
      <style:text-properties fo:color="#FF0000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Normal" style:family="paragraph">
      <style:text-properties fo:color="#FF0000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 fo:language="nl" fo:country="NL"/>
    </style:style>
    <style:style style:name="T18" style:parent-style-name="Hyperlink" style:family="text">
      <style:text-properties fo:font-size="14pt" style:font-size-asian="14pt" style:font-size-complex="14pt" fo:language="nl" fo:country="NL"/>
    </style:style>
    <style:style style:name="T19" style:parent-style-name="Hyperlink" style:family="text">
      <style:text-properties fo:font-size="14pt" style:font-size-asian="14pt" style:font-size-complex="14pt" fo:language="nl" fo:country="NL"/>
    </style:style>
    <style:style style:name="T20" style:parent-style-name="DefaultParagraphFont" style:family="text">
      <style:text-properties fo:font-size="14pt" style:font-size-asian="14pt" style:font-size-complex="14pt" fo:language="nl" fo:country="NL"/>
    </style:style>
    <style:style style:name="T21" style:parent-style-name="Hyperlink" style:family="text">
      <style:text-properties fo:font-size="14pt" style:font-size-asian="14pt" style:font-size-complex="14pt" fo:language="nl" fo:country="NL"/>
    </style:style>
    <style:style style:name="T22" style:parent-style-name="DefaultParagraphFont" style:family="text">
      <style:text-properties fo:font-size="14pt" style:font-size-asian="14pt" style:font-size-complex="14pt" fo:language="nl" fo:country="NL"/>
    </style:style>
    <style:style style:name="T23" style:parent-style-name="Hyperlink" style:family="text">
      <style:text-properties fo:font-size="14pt" style:font-size-asian="14pt" style:font-size-complex="14pt" fo:language="nl" fo:country="NL"/>
    </style:style>
    <style:style style:name="T24" style:parent-style-name="DefaultParagraphFont" style:family="text">
      <style:text-properties fo:color="#FF0000" fo:font-size="14pt" style:font-size-asian="14pt" style:font-size-complex="14pt"/>
    </style:style>
    <style:style style:name="T25" style:parent-style-name="DefaultParagraphFont" style:family="text">
      <style:text-properties fo:color="#FF0000" fo:font-size="14pt" style:font-size-asian="14pt" style:font-size-complex="14pt"/>
    </style:style>
    <style:style style:name="T26" style:parent-style-name="Hyperlink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color="#FF0000" fo:font-size="14pt" style:font-size-asian="14pt" style:font-size-complex="14pt"/>
    </style:style>
    <style:style style:name="T29" style:parent-style-name="DefaultParagraphFont" style:family="text">
      <style:text-properties fo:color="#FF0000"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Normal" style:family="paragraph">
      <style:text-properties fo:font-size="22pt" style:font-size-asian="22pt" style:font-size-complex="22pt"/>
    </style:style>
    <style:style style:name="P3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4" style:parent-style-name="Normal" style:family="paragraph">
      <style:text-properties fo:color="#FF0000" fo:font-size="14pt" style:font-size-asian="14pt" style:font-size-complex="14pt"/>
    </style:style>
    <style:style style:name="P35" style:parent-style-name="Normal" style:family="paragraph">
      <style:text-properties fo:color="#000000" fo:font-size="14pt" style:font-size-asian="14pt" style:font-size-complex="14pt"/>
    </style:style>
    <style:style style:name="P36" style:parent-style-name="Normal" style:family="paragraph">
      <style:text-properties fo:color="#FF0000" fo:font-size="14pt" style:font-size-asian="14pt" style:font-size-complex="14pt"/>
    </style:style>
    <style:style style:name="T37" style:parent-style-name="Hyperlink" style:family="text">
      <style:text-properties fo:font-size="14pt" style:font-size-asian="14pt" style:font-size-complex="14pt"/>
    </style:style>
    <style:style style:name="P38" style:parent-style-name="Normal" style:family="paragraph">
      <style:text-properties fo:color="#FF0000" fo:font-size="14pt" style:font-size-asian="14pt" style:font-size-complex="14pt"/>
    </style:style>
    <style:style style:name="T39" style:parent-style-name="DefaultParagraphFont" style:family="text">
      <style:text-properties fo:color="#000000" fo:font-size="14pt" style:font-size-asian="14pt" style:font-size-complex="14pt"/>
    </style:style>
    <style:style style:name="T40" style:parent-style-name="DefaultParagraphFont" style:family="text">
      <style:text-properties fo:color="#FF0000" fo:font-size="14pt" style:font-size-asian="14pt" style:font-size-complex="14pt"/>
    </style:style>
    <style:style style:name="T41" style:parent-style-name="DefaultParagraphFont" style:family="text">
      <style:text-properties fo:color="#FF0000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color="#FF0000" fo:font-size="14pt" style:font-size-asian="14pt" style:font-size-complex="14pt"/>
    </style:style>
    <style:style style:name="P45" style:parent-style-name="Normal" style:family="paragraph">
      <style:text-properties fo:color="#000000" fo:font-size="14pt" style:font-size-asian="14pt" style:font-size-complex="14pt"/>
    </style:style>
    <style:style style:name="P46" style:parent-style-name="Normal" style:family="paragraph">
      <style:text-properties fo:color="#FF0000" fo:font-size="14pt" style:font-size-asian="14pt" style:font-size-complex="14pt"/>
    </style:style>
    <style:style style:name="P47" style:parent-style-name="Normal" style:family="paragraph">
      <style:text-properties fo:color="#000000" fo:font-size="14pt" style:font-size-asian="14pt" style:font-size-complex="14pt"/>
    </style:style>
    <style:style style:name="P48" style:parent-style-name="Normal" style:family="paragraph">
      <style:text-properties fo:color="#FF0000"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22pt" style:font-size-asian="22pt" style:font-size-complex="22pt"/>
    </style:style>
    <style:style style:name="P54" style:parent-style-name="Normal" style:family="paragraph">
      <style:text-properties fo:font-size="22pt" style:font-size-asian="22pt" style:font-size-complex="22pt"/>
    </style:style>
    <style:style style:name="P5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7" style:parent-style-name="Normal" style:family="paragraph">
      <style:paragraph-properties fo:text-align="center"/>
      <style:text-properties fo:font-size="22pt" style:font-size-asian="22pt" style:font-size-complex="22pt"/>
    </style:style>
  </office:automatic-styles>
  <office:body>
    <office:text text:use-soft-page-breaks="true">
      <text:p text:style-name="P1">Planning Analysis Sheet</text:p>
      <text:p text:style-name="P2">Website goal:</text:p>
      <text:p text:style-name="P3">To inform people of the history of the sport of Hurling,</text:p>
      <text:p text:style-name="P4">To show people where they can get involved with the sport and also how it is played, and upcoming fixtures in the world of hurling.</text:p>
      <text:p text:style-name="P5">It<text:s/>will direct people to the official Gaa site and will also direct them to a local company who produce hurls and sliotars.</text:p>
      <text:p text:style-name="P6">Website page titles:</text:p>
      <text:p text:style-name="P7">Home page; Hurling-Higher</text:p>
      <text:p text:style-name="P8">History page; History</text:p>
      <text:p text:style-name="P9">Rules page. Rules</text:p>
      <text:p text:style-name="P10">Official GAA. Nav link</text:p>
      <text:p text:style-name="P11">64 hurls page. Nav link</text:p>
      <text:p text:style-name="P12">Subscribe to newsletter page; Subscribe</text:p>
      <text:p text:style-name="P13">List of Sources<text:s/></text:p>
      <text:p text:style-name="Normal"><text:span text:style-name="T14">ChatGPT:<text:s/></text:span><text:span text:style-name="T15">for history and rules of hurling.</text:span></text:p>
      <text:p text:style-name="P16">Google:<text:s/>images<text:s/>for backgrounds etc;</text:p>
      <text:p text:style-name="Normal"><text:span text:style-name="T17"><text:s text:c="2"/>Hurling2.jpeg:<text:s/></text:span><text:a xlink:href="http://prod-upp-image-read.ft.com/47588dc4-f48e-11e3-bf6e-00144feabdc0" office:target-frame-name="_top" xlink:show="replace"><text:span text:style-name="T18">http://prod</text:span><text:bookmark-start text:name="_Hlt198583885"/><text:bookmark-start text:name="_Hlt198583886"/><text:bookmark-end text:name="_Hlt198583885"/><text:bookmark-end text:name="_Hlt198583886"/><text:span text:style-name="T19">-upp-image-read.ft.com/47588dc4-f48e-11e3-bf6e-00144feabdc0</text:span></text:a></text:p>
      <text:p text:style-name="Normal"><text:span text:style-name="T20">hurling1.jpeg:<text:s/></text:span><text:a xlink:href="https://www.limerickpost.ie/site/wp-content/uploads/2019/06/1720884.jpg" office:target-frame-name="_top" xlink:show="replace"><text:span text:style-name="T21">https://www.limerickpost.ie/site/wp-content/uploads/2019/06/1720884.jpg</text:span></text:a></text:p>
      <text:p text:style-name="Normal"><text:span text:style-name="T22">hurling3.jpeg:<text:s/></text:span><text:a xlink:href="http://laoistoday.ie/wp-content/uploads/2017/05/Hurling-General-Sunday-1.jpg" office:target-frame-name="_top" xlink:show="replace"><text:span text:style-name="T23">http://laoistoday.ie/wp-content/uploads/2017/05/Hurling-General-Sunday-1.jpg</text:span></text:a></text:p>
      <text:p text:style-name="Normal"><text:span text:style-name="T24">YouTube,<text:s/></text:span><text:span text:style-name="T25">video for iframe;<text:s/></text:span><text:bookmark-start text:name="_Hlk198584182"/><text:a xlink:href="https://youtu.be/A9p009lvoHM?si=C7qZP6Ic7Zcsfoxa" office:target-frame-name="_top" xlink:show="replace"><text:span text:style-name="T26">https://youtu.be/A9p009lvoHM?si=C7qZP6Ic7Zcsfoxa</text:span></text:a><text:span text:style-name="T27"><text:s/></text:span><text:bookmark-end text:name="_Hlk198584182"/></text:p>
      <text:p text:style-name="Normal"><text:span text:style-name="T28">Lectures/</text:span><text:span text:style-name="T29">Repository from module 1<text:s/></text:span><text:span text:style-name="T30">:</text:span><text:span text:style-name="T31"><text:s/>reference html and CSS inputs<text:s/></text:span></text:p>
      <text:p text:style-name="P32"/>
      <text:p text:style-name="P33">Features<text:s/>worked on</text:p>
      <text:p text:style-name="P34">Nav links throughout the website;</text:p>
      <text:p text:style-name="P35">Consistent nav bar throughout the website to ensure accessibility<text:s/></text:p>
      <text:p text:style-name="P36">iFrame in history.html;</text:p>
      <text:p text:style-name="Normal"><text:a xlink:href="https://youtu.be/A9p009lvoHM?si=C7qZP6Ic7Zcsfoxa" office:target-frame-name="_top" xlink:show="replace"><text:span text:style-name="T37">https://youtu.be/A9p009lvoHM?si=C7qZP6Ic7Zcsfoxa</text:span></text:a></text:p>
      <text:p text:style-name="P38">Media queries in index.html and history.html;</text:p>
      <text:p text:style-name="Normal"><text:span text:style-name="T39">The media query in the index is a max-width of 700px while the<text:s/></text:span></text:p>
      <text:p text:style-name="Normal"><text:span text:style-name="T40">Nav links as images in index.html</text:span><text:span text:style-name="T41">;<text:s/></text:span><text:span text:style-name="T42">the three images under the id of .gallery in style.css are nav links to other pages in the website,</text:span></text:p>
      <text:p text:style-name="P43">I enjoyed making these and using the transform element in<text:s/>CSS</text:p>
      <text:p text:style-name="P44">Form in subscribe.html;</text:p>
      <text:p text:style-name="P45">I<text:s/>used a range of different classes and ids to style the form.</text:p>
      <text:p text:style-name="P46">A table in index.html to display recent events/news in hurling;</text:p>
      <text:p text:style-name="P47">I think the lecture I missed due to the black-out was the lecture on tables, I struggled to make a nice table but have a basic table in the index.html file</text:p>
      <text:p text:style-name="P48">I used multiple formats of CSS through-out the website;</text:p>
      <text:p text:style-name="P49">I did not consistently use a wrapper id or grid or pixels for example,<text:s/></text:p>
      <text:p text:style-name="P50">But I used a range of different inputs and elements just to display that I had picked up what was taught during the first module,<text:s/></text:p>
      <text:p text:style-name="P51">Of course now that the website is complete I can see that it might have looked nicer with a more consistent structure.</text:p>
      <text:p text:style-name="P52">I reused some CSS files throughout the website to ensure the nav bar stayed the same and as well as that I used style4.css in the newsletter just to align the content as I did not need any style on the newsletter.</text:p>
      <text:p text:style-name="P53"/>
      <text:p text:style-name="P5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il Kortbi</meta:initial-creator>
    <dc:creator>adil kortbi</dc:creator>
    <meta:creation-date>2025-05-20T15:05:00Z</meta:creation-date>
    <dc:date>2025-05-20T15:05:00Z</dc:date>
    <meta:print-date>2025-05-19T21:00:00Z</meta:print-date>
    <meta:template xlink:href="Normal" xlink:type="simple"/>
    <meta:editing-cycles>2</meta:editing-cycles>
    <meta:editing-duration>PT0S</meta:editing-duration>
    <meta:document-statistic meta:page-count="3" meta:paragraph-count="5" meta:word-count="424" meta:character-count="2841" meta:row-count="20" meta:non-whitespace-character-count="2422"/>
  </office:meta>
</office:document-meta>
</file>